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erif"/>
    <style:font-face style:name="Montserrat" svg:font-family="Montserrat"/>
    <style:font-face style:name="Open Sans" svg:font-family="'Open Sans', Helvetica, Arial, sans-serif"/>
    <style:font-face style:name="Roboto1" svg:font-family="Roboto, Arial, sans-serif"/>
    <style:font-face style:name="Roboto" svg:font-family="Roboto, sans-serif"/>
    <style:font-face style:name="apple-system" svg:font-family="apple-system, BlinkMacSystemFont, 'Segoe UI', Roboto, Helvetica, Arial, sans-serif, 'Apple Color Emoji', 'Segoe UI Emoji', 'Segoe UI Symbol'"/>
    <style:font-face style:name="monospace" svg:font-family="monospace, monospace"/>
    <style:font-face style:name="proxima nova alt rgregular" svg:font-family="'proxima nova alt rgregular', helveticaneue,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111in" loext:contextual-spacing="false" fo:line-height="108%" fo:text-align="start" style:justify-single-word="false" fo:orphans="2" fo:widows="2" fo:text-indent="0in" style:auto-text-indent="false" fo:padding="0in" fo:border="none" style:writing-mode="lr-tb"/>
      <style:text-properties style:font-name="Liberation Serif" fo:font-size="15pt" officeooo:paragraph-rsid="0006d162" fo:background-color="transparent" style:font-size-asian="15pt" style:font-size-complex="15pt"/>
    </style:style>
    <style:style style:name="P2"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Liberation Serif" fo:font-size="15pt" fo:letter-spacing="normal" fo:font-style="normal" fo:font-weight="normal" style:font-size-asian="15pt" style:font-size-complex="15pt"/>
    </style:style>
    <style:style style:name="P3"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font-size="15pt" fo:letter-spacing="normal" fo:font-style="normal" fo:font-weight="normal" style:font-size-asian="15pt" style:font-size-complex="15pt"/>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style:style>
    <style:style style:name="P5"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fo:padding="0in" fo:border="none" style:writing-mode="lr-tb"/>
      <style:text-properties fo:font-variant="normal" fo:text-transform="none" fo:font-size="20pt" fo:letter-spacing="normal" fo:font-style="normal" fo:font-weight="bold" officeooo:rsid="00023596" officeooo:paragraph-rsid="00023596" style:font-size-asian="20pt" style:font-weight-asian="bold" style:font-size-complex="20pt" style:font-weight-complex="bold"/>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5pt" fo:letter-spacing="normal" fo:font-style="normal" fo:font-weight="normal" style:font-size-asian="15pt" style:font-size-complex="15pt"/>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5pt" fo:letter-spacing="normal" fo:font-style="normal" fo:font-weight="normal" style:font-size-asian="15pt" style:font-weight-asian="normal" style:font-size-complex="15pt" style:font-weight-complex="normal"/>
    </style:style>
    <style:style style:name="P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5pt" fo:letter-spacing="normal" fo:font-style="normal" fo:font-weight="normal" officeooo:paragraph-rsid="00023596"/>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4pt" fo:letter-spacing="normal" fo:font-style="normal" fo:font-weight="normal" officeooo:paragraph-rsid="00023596" style:font-size-asian="14pt" style:font-size-complex="14pt"/>
    </style:style>
    <style:style style:name="P1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5pt" fo:letter-spacing="normal" fo:font-style="normal" fo:font-weight="bold" style:font-size-asian="15pt" style:font-weight-asian="bold" style:font-size-complex="15pt" style:font-weight-complex="bold"/>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5pt" fo:letter-spacing="normal" fo:font-style="normal" fo:font-weight="bold" officeooo:paragraph-rsid="00041387" style:font-size-asian="15pt" style:font-weight-asian="bold" style:font-size-complex="15pt" style:font-weight-complex="bold"/>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5pt" fo:letter-spacing="normal" fo:font-style="normal" fo:font-weight="bold" officeooo:paragraph-rsid="0006d162" style:font-size-asian="15pt" style:font-weight-asian="bold" style:font-size-complex="15pt" style:font-weight-complex="bold"/>
    </style:style>
    <style:style style:name="P1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5pt" fo:letter-spacing="normal" fo:font-style="normal" fo:font-weight="normal" style:font-size-asian="15pt" style:font-size-complex="15pt"/>
    </style:style>
    <style:style style:name="P1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5pt" fo:letter-spacing="normal" fo:font-style="normal" fo:font-weight="normal" officeooo:paragraph-rsid="00023596" style:font-size-asian="15pt" style:font-size-complex="15pt"/>
    </style:style>
    <style:style style:name="P1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5pt" fo:letter-spacing="normal" fo:font-style="normal" fo:font-weight="normal" officeooo:paragraph-rsid="00041387" style:font-size-asian="15pt" style:font-size-complex="15pt"/>
    </style:style>
    <style:style style:name="P1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5pt" fo:letter-spacing="normal" fo:font-style="normal" fo:font-weight="normal" officeooo:paragraph-rsid="0006d162" style:font-size-asian="15pt" style:font-size-complex="15pt"/>
    </style:style>
    <style:style style:name="P1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5pt" fo:letter-spacing="normal" fo:font-style="normal" fo:font-weight="normal" officeooo:rsid="00023596" officeooo:paragraph-rsid="00023596" style:font-size-asian="15pt" style:font-size-complex="15pt"/>
    </style:style>
    <style:style style:name="P1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font-size="15pt" fo:letter-spacing="normal" fo:font-style="normal" fo:font-weight="normal" officeooo:paragraph-rsid="000a8066" style:font-size-asian="15pt" style:font-weight-asian="normal" style:font-size-complex="15pt" style:font-weight-complex="normal"/>
    </style:style>
    <style:style style:name="P1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d4245" style:font-name="Roboto1" fo:font-size="15pt" fo:letter-spacing="normal" fo:font-style="normal" fo:font-weight="normal" officeooo:paragraph-rsid="0006d162" style:font-size-asian="15pt" style:font-size-complex="15pt"/>
    </style:style>
    <style:style style:name="P2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83838" style:font-name="Liberation Serif" fo:font-size="15pt" fo:letter-spacing="normal" fo:font-style="normal" fo:font-weight="normal" style:font-size-asian="15pt" style:font-size-complex="15pt"/>
    </style:style>
    <style:style style:name="P2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style>
    <style:style style:name="P22" style:family="paragraph" style:parent-style-name="Text_20_body" style:list-style-name="L2">
      <style:paragraph-properties fo:margin-top="0in" fo:margin-bottom="0.1252in" loext:contextual-spacing="false" fo:orphans="2" fo:widows="2" fo:padding="0in" fo:border="none"/>
      <style:text-properties fo:font-variant="normal" fo:text-transform="none" fo:color="#383838" style:font-name="Liberation Serif" fo:font-size="15pt" fo:letter-spacing="normal" fo:font-style="normal" fo:font-weight="normal" style:font-size-asian="15pt" style:font-size-complex="15pt"/>
    </style:style>
    <style:style style:name="P23" style:family="paragraph" style:parent-style-name="Preformatted_20_Text">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222222" style:font-name="monospace" fo:font-size="12.75pt" fo:letter-spacing="normal" fo:font-style="normal" fo:font-weight="normal" officeooo:rsid="0035cefa" officeooo:paragraph-rsid="0005f9a6" style:font-size-asian="14pt" style:font-size-complex="14pt"/>
    </style:style>
    <style:style style:name="P24" style:family="paragraph" style:parent-style-name="Heading_20_2">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2b2b2c" style:font-name="Liberation Serif" fo:font-size="15pt" fo:letter-spacing="normal" fo:font-style="normal" fo:font-weight="normal" style:font-size-asian="15pt" style:font-weight-asian="normal" style:font-size-complex="15pt" style:font-weight-complex="normal"/>
    </style:style>
    <style:style style:name="P25" style:family="paragraph" style:parent-style-name="Heading_20_2">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5pt" fo:letter-spacing="normal" fo:font-style="normal" fo:font-weight="normal" officeooo:paragraph-rsid="000a8066" style:font-size-asian="15pt" style:font-weight-asian="normal" style:font-size-complex="15pt" style:font-weight-complex="normal"/>
    </style:style>
    <style:style style:name="T1" style:family="text">
      <style:text-properties fo:font-variant="normal" fo:text-transform="none" style:text-line-through-style="none" style:text-line-through-type="none" fo:font-size="15pt" fo:letter-spacing="normal" fo:font-style="normal" style:text-underline-style="none" fo:font-weight="normal" style:text-blinking="false" style:font-size-asian="15pt" style:font-size-complex="15pt"/>
    </style:style>
    <style:style style:name="T2" style:family="text">
      <style:text-properties fo:font-variant="normal" fo:text-transform="none" style:text-line-through-style="none" style:text-line-through-type="none" fo:font-size="15pt" fo:letter-spacing="normal" fo:font-style="normal" style:text-underline-style="none" style:text-blinking="false" style:font-size-asian="15pt" style:font-size-complex="15pt"/>
    </style:style>
    <style:style style:name="T3" style:family="text">
      <style:text-properties fo:font-variant="normal" fo:text-transform="none" style:text-line-through-style="none" style:text-line-through-type="none" fo:font-size="15pt" fo:letter-spacing="normal" fo:font-style="normal" style:text-underline-style="none" fo:font-weight="bold" style:text-blinking="false" style:font-size-asian="15pt" style:font-weight-asian="bold" style:font-size-complex="15pt" style:font-weight-complex="bold"/>
    </style:style>
    <style:style style:name="T4" style:family="text">
      <style:text-properties fo:font-variant="normal" fo:text-transform="none" fo:font-size="15pt" fo:letter-spacing="normal" fo:font-style="normal" fo:font-weight="normal" style:font-size-asian="15pt" style:font-size-complex="15pt"/>
    </style:style>
    <style:style style:name="T5" style:family="text">
      <style:text-properties fo:font-variant="normal" fo:text-transform="none" fo:font-size="15pt" fo:letter-spacing="normal" fo:font-style="normal" style:font-size-asian="15pt" style:font-size-complex="15pt"/>
    </style:style>
    <style:style style:name="T6" style:family="text">
      <style:text-properties fo:font-variant="normal" fo:text-transform="none" fo:font-size="15pt" fo:letter-spacing="normal" fo:font-style="normal" fo:font-weight="bold" style:font-size-asian="15pt" style:font-weight-asian="bold" style:font-size-complex="15pt" style:font-weight-complex="bold"/>
    </style:style>
    <style:style style:name="T7" style:family="text">
      <style:text-properties fo:font-variant="normal" fo:text-transform="none" fo:color="#3d4245" style:font-name="Calibri1" fo:font-size="13pt" fo:letter-spacing="normal" fo:font-style="normal" fo:font-weight="normal" style:font-size-asian="13pt" style:font-style-asian="normal" style:font-weight-asian="normal" style:font-size-complex="13pt"/>
    </style:style>
    <style:style style:name="T8" style:family="text">
      <style:text-properties fo:font-variant="normal" fo:text-transform="none" fo:color="#3d4245" fo:font-size="13pt" fo:letter-spacing="normal" fo:font-style="normal" fo:font-weight="normal" style:font-size-asian="13pt" style:font-style-asian="normal" style:font-weight-asian="normal" style:font-size-complex="13pt"/>
    </style:style>
    <style:style style:name="T9" style:family="text">
      <style:text-properties fo:font-variant="normal" fo:text-transform="none" fo:color="#3d4245" fo:letter-spacing="normal" fo:font-style="normal" fo:font-weight="normal" style:font-style-asian="normal" style:font-weight-asian="normal"/>
    </style:style>
    <style:style style:name="T10" style:family="text">
      <style:text-properties fo:font-variant="normal" fo:text-transform="none" fo:color="#3d4245" fo:letter-spacing="normal" fo:font-style="normal" fo:font-weight="normal" style:font-style-asian="normal" style:font-weight-asian="normal"/>
    </style:style>
    <style:style style:name="T11" style:family="text">
      <style:text-properties officeooo:rsid="00023596"/>
    </style:style>
    <style:style style:name="T12" style:family="text">
      <style:text-properties style:font-name="Liberation Serif"/>
    </style:style>
    <style:style style:name="T13" style:family="text">
      <style:text-properties style:font-name="Liberation Serif" fo:font-size="15pt" style:font-size-asian="15pt" style:font-size-complex="15pt"/>
    </style:style>
    <style:style style:name="T14" style:family="text">
      <style:text-properties style:font-name="Liberation Serif" fo:font-size="15pt" officeooo:rsid="0035afa2" style:font-size-asian="15pt" style:font-size-complex="15pt"/>
    </style:style>
    <style:style style:name="T15" style:family="text">
      <style:text-properties officeooo:rsid="00041387"/>
    </style:style>
    <style:style style:name="T16" style:family="text">
      <style:text-properties fo:color="#222222" style:font-size-asian="15pt" style:font-size-complex="15pt"/>
    </style:style>
    <style:style style:name="T17" style:family="text">
      <style:text-properties fo:color="#222222" officeooo:rsid="00041387" style:font-size-asian="15pt" style:font-size-complex="15pt"/>
    </style:style>
    <style:style style:name="T18" style:family="text">
      <style:text-properties style:font-size-asian="15pt" style:font-size-complex="15pt"/>
    </style:style>
    <style:style style:name="T19" style:family="text">
      <style:text-properties officeooo:rsid="00023596" style:font-size-asian="15pt" style:font-size-complex="15pt"/>
    </style:style>
    <style:style style:name="T20" style:family="text">
      <style:text-properties officeooo:rsid="00041387" style:font-size-asian="15pt" style:font-size-complex="15pt"/>
    </style:style>
    <style:style style:name="T21" style:family="text">
      <style:text-properties style:font-size-asian="15pt" style:font-weight-asian="normal" style:font-size-complex="15pt" style:font-weight-complex="normal"/>
    </style:style>
    <style:style style:name="T22" style:family="text">
      <style:text-properties officeooo:rsid="0005f9a6" style:font-size-asian="15pt" style:font-weight-asian="normal" style:font-size-complex="15pt" style:font-weight-complex="normal"/>
    </style:style>
    <style:style style:name="T23" style:family="text">
      <style:text-properties fo:font-weight="bold"/>
    </style:style>
    <style:style style:name="T24" style:family="text">
      <style:text-properties fo:font-weight="bold" style:font-size-asian="15pt" style:font-size-complex="15pt"/>
    </style:style>
    <style:style style:name="T25" style:family="text">
      <style:text-properties fo:font-weight="bold" style:font-weight-asian="bold" style:font-weight-complex="bold"/>
    </style:style>
    <style:style style:name="T26" style:family="text">
      <style:text-properties fo:color="#3d4245" style:font-name="Roboto1" fo:font-size="11.25pt"/>
    </style:style>
    <style:style style:name="T27" style:family="text">
      <style:text-properties fo:color="#3d4245" style:font-name="Liberation Serif"/>
    </style:style>
    <style:style style:name="T28" style:family="text">
      <style:text-properties fo:color="#3d4245" style:font-name="Liberation Serif" fo:font-size="11.25pt"/>
    </style:style>
    <style:style style:name="T29" style:family="text">
      <style:text-properties fo:color="#3d4245" style:font-name="Liberation Serif" officeooo:rsid="0006d162"/>
    </style:style>
    <style:style style:name="T30" style:family="text">
      <style:text-properties officeooo:rsid="00089206"/>
    </style:style>
    <style:style style:name="T31" style:family="text">
      <style:text-properties fo:color="#2b2b2c"/>
    </style:style>
    <style:style style:name="T32" style:family="text">
      <style:text-properties fo:color="#2b2b2c" style:font-name="apple-system"/>
    </style:style>
    <style:style style:name="T33" style:family="text">
      <style:text-properties fo:color="#2b2b2c" style:font-name="apple-system" fo:font-weight="bold"/>
    </style:style>
    <style:style style:name="T34" style:family="text">
      <style:text-properties fo:color="#2b2b2c" fo:font-weight="bold"/>
    </style:style>
    <style:style style:name="T35" style:family="text">
      <style:text-properties fo:color="#2b2b2c" style:font-name="Liberation Serif"/>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UESTION 5</text:p>
      <text:p text:style-name="P4"/>
      <text:p text:style-name="P4"/>
      <text:p text:style-name="P10">1. How to join tables in Magento 2?</text:p>
      <text:p text:style-name="P13"/>
      <text:p text:style-name="P6">Step 1: Set a Collection class that extends</text:p>
      <text:list xml:id="list6190871898010108116" text:style-name="L1">
        <text:list-header>
          <text:p text:style-name="P2">Step 2: Set your own function to get data</text:p>
          <text:p text:style-name="P2">Step 3: Get the collection and call to filterOrder function above</text:p>
          <text:p text:style-name="P3"><text:span text:style-name="T12">Step 4: Save</text:span></text:p>
        </text:list-header>
      </text:list>
      <text:p text:style-name="P10">2. How to filter by an attribute? Filter by a normal field ? Sort order ? Add more attribute / fields to collection ?</text:p>
      <text:p text:style-name="P13"/>
      <text:p text:style-name="P17">Sử dụng addAttributeToFilter() method.</text:p>
      <text:p text:style-name="P17">Sử dụng addFieldToFilter() method.</text:p>
      <text:p text:style-name="P14"><text:span text:style-name="T11">Sử dụng addOder() method.</text:span></text:p>
      <text:p text:style-name="P14"/>
      <text:p text:style-name="P10">3. How to get data from request (get/post) in correct way in magento 2 ?</text:p>
      <text:p text:style-name="P13"/>
      <text:p text:style-name="P13">Để <text:span text:style-name="T11">lấy dữ liệu từ request ta sử dụng:</text:span></text:p>
      <text:p text:style-name="P13">$<text:span text:style-name="T11">this-&gt;getRequest()-&gt;getPost().</text:span></text:p>
      <text:p text:style-name="P9"><text:span text:style-name="Source_20_Text"><text:span text:style-name="T13">$this→getRequest()→getParam(parameter’</text:span></text:span><text:span text:style-name="Source_20_Text"><text:span text:style-name="T14">s name</text:span></text:span><text:span text:style-name="Source_20_Text"><text:span text:style-name="T13">);</text:span></text:span></text:p>
      <text:p text:style-name="P9"><text:span text:style-name="Source_20_Text"><text:span text:style-name="T13"/></text:span></text:p>
      <text:p text:style-name="P10">4. How to validate form data with JS (client side) and PHP (server side) </text:p>
      <text:p text:style-name="P10">in Magento 2?</text:p>
      <text:p text:style-name="P13"/>
      <text:p text:style-name="P17">Step 1: <text:span text:style-name="T15">Tạo form validation.</text:span></text:p>
      <text:p text:style-name="P8"><text:span text:style-name="T19">Step 2: </text:span><text:span text:style-name="T20">T</text:span><text:span text:style-name="T16">ạo tệp javascript với bất kỳ tên nào bạn muốn trong thư mục js.</text:span><text:span text:style-name="T17">Sau đó sử dụng addJs method vào file chưa form validation.</text:span></text:p>
      <text:p text:style-name="P23"><text:span text:style-name="T21">&lt;default&gt;</text:span></text:p>
      <text:p text:style-name="P23"><text:span text:style-name="T21"><text:tab/>&lt;reference</text:span><text:span text:style-name="T24"> </text:span><text:span text:style-name="T18">name = "head"</text:span><text:span text:style-name="T21">&gt;</text:span></text:p>
      <text:p text:style-name="P23"><text:span text:style-name="T21"><text:tab/><text:tab/>&lt;action</text:span><text:span text:style-name="T24"> </text:span><text:span text:style-name="T18">method = "addJs"</text:span><text:span text:style-name="T21">&gt;</text:span></text:p>
      <text:p text:style-name="P23"><text:span text:style-name="T21"><text:tab/><text:tab/>&lt;script&gt;</text:span><text:span text:style-name="T22">file</text:span><text:span text:style-name="T18">.js</text:span><text:span text:style-name="T21">&lt;/script&gt;</text:span></text:p>
      <text:p text:style-name="P23"><text:span text:style-name="T21"><text:tab/><text:tab/>&lt;/action&gt;</text:span></text:p>
      <text:p text:style-name="P23"><text:span text:style-name="T21"><text:tab/>&lt;/reference&gt;</text:span></text:p>
      <text:p text:style-name="P23"><text:span text:style-name="T21">&lt;/default&gt;</text:span></text:p>
      <text:p text:style-name="Text_20_body"/>
      <text:p text:style-name="Text_20_body"/>
      <text:p text:style-name="Text_20_body"/>
      <text:p text:style-name="P11"><text:soft-page-break/>5. How to initiate configuration for a component ?</text:p>
      <text:p text:style-name="P15"/>
      <text:p text:style-name="P21"><text:span text:style-name="T6">6. What is VirtualType in </text:span><text:a xlink:type="simple" xlink:href="https://www.dropbox.com/referrer_cleansing_redirect?hmac=xQVrvkCm39MOo9dU2qORSEZmSMw9ws6mU63%2FRyfx8tQ%3D&amp;url=http%3A%2F%2Fdi.xml%3F" office:target-frame-name="_blank" xlink:show="new" text:style-name="Internet_20_link" text:visited-style-name="Visited_20_Internet_20_Link"><text:span text:style-name="T3">di.xml?</text:span></text:a><text:span text:style-name="T6"> Can we use a data provider class implementation instead of VirtualType in XML ?</text:span></text:p>
      <text:p text:style-name="P21"><text:span text:style-name="T4"/></text:p>
      <text:p text:style-name="P1"><text:span text:style-name="T9">VirtualType là một cách để chèn các phụ thuộc khác nhau vào các lớp hiện có mà không ảnh hưởng đến các lớp khác.</text:span></text:p>
      <text:p text:style-name="P12">7. What is the difference between custom EAV attributes and extension attributes ?</text:p>
      <text:p text:style-name="P16"><text:span text:style-name="T29">C</text:span><text:span text:style-name="T27">ustom EAV attributes :</text:span></text:p>
      <text:p text:style-name="P16"><text:span text:style-name="T27">Thuộc tính tùy chỉnh là các thuộc tính được thêm vào để mô tả một thực thể, chẳng hạn như thuộc tính sản phẩm, thuộc tính của khách hàng, vv Đây là một tập con của thuộc tính EAV.</text:span></text:p>
      <text:p text:style-name="P16"><text:span text:style-name="T27">Extension attributes:</text:span></text:p>
      <text:p text:style-name="P19"><text:span text:style-name="T12">Các thuộc tính mở rộng, mặt khác thường được sử dụng cho các kiểu dữ liệu phức tạp hơn như thêm dữ liệu phức tạp bổ sung vào một thực thể từ bảng bên ngoài tùy chỉnh.</text:span></text:p>
      <text:p text:style-name="P19"><text:span text:style-name="T12">Nói một cách đơn giản, các thuộc tính tùy chỉnh phù hợp với các tiêu chuẩn EAV trong khi các thuộc tính mở rộng được sử dụng cho các dữ liệu phức tạp hơn mà các thuộc tính tùy chỉnh không thể xử lý.</text:span></text:p>
      <text:p text:style-name="P19"><text:span text:style-name="T27"/></text:p>
      <text:p text:style-name="P10">8. How to customize UI component template?</text:p>
      <text:p text:style-name="P13"/>
      <text:p text:style-name="P20">Create a form with UI component file</text:p>
      <text:list xml:id="list5950463632131535174" text:style-name="L2">
        <text:list-item>
          <text:p text:style-name="P22">Add a fieldset with code block</text:p>
        </text:list-item>
        <text:list-item>
          <text:p text:style-name="P22">Create a file Magestore\InventorySuccess\Block\Adminhtml\Warehouse\Edit\Tab\Stock</text:p>
        </text:list-item>
        <text:list-item>
          <text:p text:style-name="P22">Set a template for this block throws a variable</text:p>
        </text:list-item>
        <text:list-item>
          <text:p text:style-name="P22">Create a file and implement HTML code to display in the fieldset.</text:p>
        </text:list-item>
      </text:list>
      <text:p text:style-name="P13"/>
      <text:p text:style-name="P13"/>
      <text:p text:style-name="P13"/>
      <text:p text:style-name="P13"/>
      <text:p text:style-name="P13"/>
      <text:p text:style-name="P13"/>
      <text:p text:style-name="P13"><text:soft-page-break/></text:p>
      <text:p text:style-name="P13"/>
      <text:p text:style-name="P13">9. <text:span text:style-name="T25">How to customize a JScomponent (any JS module or component UI JS) ?</text:span></text:p>
      <text:p text:style-name="P13"><text:span text:style-name="T25"/></text:p>
      <text:p text:style-name="P18">Để <text:span text:style-name="T30">tùy chỉnh 1 JScomponent ta có thể :</text:span></text:p>
      <text:p text:style-name="P18"><text:bookmark text:name="add-a-custom-js-component"/><text:span text:style-name="T35">Add a custom JS component</text:span></text:p>
      <text:h text:style-name="P24" text:outline-level="2"><text:bookmark text:name="js_replace"/>Replace a default JS component</text:h>
      <text:h text:style-name="P25" text:outline-level="2"><text:bookmark text:name="extend_js"/><text:span text:style-name="T31">Extend a default JS component(Extend Magento widget + Extend a default Ui component)</text:span></text:h>
      <text:h text:style-name="P24" text:outline-level="2"><text:bookmark text:name="disable_default_js"/>Disable default Magento JS</text:h>
      <text:p text:style-name="P7"><text:span text:style-name="T3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erif"/>
    <style:font-face style:name="Montserrat" svg:font-family="Montserrat"/>
    <style:font-face style:name="Open Sans" svg:font-family="'Open Sans', Helvetica, Arial, sans-serif"/>
    <style:font-face style:name="Roboto1" svg:font-family="Roboto, Arial, sans-serif"/>
    <style:font-face style:name="Roboto" svg:font-family="Roboto, sans-serif"/>
    <style:font-face style:name="apple-system" svg:font-family="apple-system, BlinkMacSystemFont, 'Segoe UI', Roboto, Helvetica, Arial, sans-serif, 'Apple Color Emoji', 'Segoe UI Emoji', 'Segoe UI Symbol'"/>
    <style:font-face style:name="monospace" svg:font-family="monospace, monospace"/>
    <style:font-face style:name="proxima nova alt rgregular" svg:font-family="'proxima nova alt rgregular', helveticaneue,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09:18:48.466803859</meta:creation-date>
    <dc:date>2018-07-17T10:33:54.818014707</dc:date>
    <meta:editing-duration>PT3M35S</meta:editing-duration>
    <meta:editing-cycles>1</meta:editing-cycles>
    <meta:document-statistic meta:table-count="0" meta:image-count="0" meta:object-count="0" meta:page-count="3" meta:paragraph-count="46" meta:word-count="459" meta:character-count="2501" meta:non-whitespace-character-count="2086"/>
    <meta:generator>LibreOffice/5.1.6.2$Linux_X86_64 LibreOffice_project/10m0$Build-2</meta:generator>
  </office:meta>
</office:document-meta>
</file>